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Arial" officeooo:rsid="0056b87f" officeooo:paragraph-rsid="001d6f0b"/>
    </style:style>
    <style:style style:name="P2" style:family="paragraph" style:parent-style-name="Standard">
      <style:text-properties style:font-name="Arial" officeooo:rsid="00448431" officeooo:paragraph-rsid="001d6f0b"/>
    </style:style>
    <style:style style:name="P3" style:family="paragraph" style:parent-style-name="Standard">
      <style:text-properties style:font-name="Arial" officeooo:rsid="0059a26c" officeooo:paragraph-rsid="001d6f0b"/>
    </style:style>
    <style:style style:name="P4" style:family="paragraph" style:parent-style-name="Standard">
      <style:text-properties style:font-name="Arial" officeooo:rsid="0047ceda" officeooo:paragraph-rsid="001d6f0b"/>
    </style:style>
    <style:style style:name="P5" style:family="paragraph" style:parent-style-name="Standard">
      <style:text-properties style:font-name="Arial" officeooo:rsid="0057e02d" officeooo:paragraph-rsid="001d6f0b"/>
    </style:style>
    <style:style style:name="T1" style:family="text">
      <style:text-properties officeooo:rsid="0057e02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3"/>
      <text:p text:style-name="P2"/>
      <text:p text:style-name="P2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1">Das Standard Modell der Teilchenphysik beschreibt die fundamentalen Teilchen und ihre Wechelwirkungen miteinander.</text:p>
      <text:p text:style-name="P1">Die schwache Kraft liefert dabei die Möglichkeit über einen geladenen Strom den Flavor der Elementarteilchen zu ändern.</text:p>
      <text:p text:style-name="P1">Werden Theorien jenseits den Standard Modell betrachtet, so können Prozesse beschrieben werden, die über einen elektrisch neutralen Strom den Flavor ändern.</text:p>
      <text:p text:style-name="P1">Eine Möglichkeit ist die Änderung eines Top Quarks in ein Up oder Charm Quark unter der Wechselwirkung mit einem Photon.</text:p>
      <text:p text:style-name="P1">Solche hypothetische Prozesse sind in Zerfall und Produktion untersucht worden.</text:p>
      <text:p text:style-name="P1">In dieser Arbeit sollen diese Prozesse jedoch gemeinsam in nächstführender Ordnung (NLO) generiert werden.</text:p>
      <text:p text:style-name="P1">Dabei kann es zur Interferenz zwischen diesen Prozessen kommen, welche sich in den Verteilungen kinematischer Variablen kenntlich machen kann, <text:span text:style-name="T1">die es zu untersuchen gilt</text:span>.</text:p>
      <text:p text:style-name="P5"/>
      <text:p text:style-name="P1"/>
      <text:p text:style-name="P1"/>
      <text:p text:style-name="P1"/>
      <text:p text:style-name="P1">(Werden diese Prozesse jedoch in nächstführender Ordnung (NLO) gemeinsam generiert, so kann es zur Interferenz zwischen diesen Prozessen kommen, welche sich in den Verteilungen Kinematischer Variablen kenntlich machen kann. )</text:p>
      <text:p text:style-name="P1"/>
      <text:p text:style-name="P1"><text:soft-page-break/>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2-06T18:22:32.151179214</meta:creation-date>
    <dc:date>2017-12-06T18:27:48.373022644</dc:date>
    <meta:editing-duration>PT5M16S</meta:editing-duration>
    <meta:editing-cycles>1</meta:editing-cycles>
    <meta:document-statistic meta:table-count="0" meta:image-count="0" meta:object-count="0" meta:page-count="2" meta:paragraph-count="8" meta:word-count="149" meta:character-count="1089" meta:non-whitespace-character-count="948"/>
    <meta:generator>LibreOffice/5.1.6.2$Linux_X86_64 LibreOffice_project/10m0$Build-2</meta:generator>
  </office:meta>
</office:document-meta>
</file>